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c952a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42ae4" officeooo:paragraph-rsid="00311736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5e6189" officeooo:paragraph-rsid="005e618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04b3a" officeooo:paragraph-rsid="00604b3a" style:font-size-asian="12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604b3a" officeooo:paragraph-rsid="00604b3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3e44b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76743"/>
    </style:style>
    <style:style style:name="P12" style:family="paragraph" style:parent-style-name="Standard" style:list-style-name="L2">
      <style:text-properties style:font-name="DejaVu Sans Condensed1" officeooo:paragraph-rsid="003767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e44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e44b" style:font-weight-asian="normal" style:font-weight-complex="normal"/>
    </style:style>
    <style:style style:name="T5" style:family="text">
      <style:text-properties fo:font-weight="normal" officeooo:rsid="0060a822" style:font-weight-asian="normal" style:font-weight-complex="normal"/>
    </style:style>
    <style:style style:name="T6" style:family="text">
      <style:text-properties fo:font-size="12pt" fo:font-weight="bold" officeooo:rsid="004c952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76743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4c952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cd26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17a5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5d9c68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bold" officeooo:rsid="005ab9dd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4" style:family="text">
      <style:text-properties officeooo:rsid="005e61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202</text:span><text:span text:style-name="T17"> - </text:span><text:span text:style-name="T16">Ground</text:span><text:span text:style-name="T18"> - </text:span><text:span text:style-name="T19">Pre</text:span><text:span text:style-name="T18">f</text:span><text:span text:style-name="T20">light, </text:span><text:span text:style-name="T21">Radios</text:span><text:span text:style-name="T22">, </text:span><text:span text:style-name="T23">Performance Limits</text:span></text:p>
      <text:p text:style-name="P1"/>
      <text:p text:style-name="P8">Rearm/Refuel</text:p>
      <text:list text:style-name="L3">
        <text:list-item>
          <text:p text:style-name="P9">In order to rearm/refuel, your engines must be off and door open. <text:s/>(Tested, and this was the only way I found to work.)</text:p>
        </text:list-item>
      </text:list>
      <text:p text:style-name="P1"/>
      <text:p text:style-name="P2">Preflight<text:span text:style-name="T24"> (after built-in autostart)</text:span></text:p>
      <text:list text:style-name="L1">
        <text:list-item>
          <text:p text:style-name="P6"><text:span text:style-name="T2">N</text:span><text:span text:style-name="T1">AV radio</text:span><text:span text:style-name="T3"> (AN/ARN-147) ... </text:span><text:span text:style-name="T1">ON</text:span><text:span text:style-name="T3"> </text:span><text:span text:style-name="T5">(is set to TEST during autostart) </text:span><text:span text:style-name="T3">(center console right forward)</text:span></text:p>
        </text:list-item>
        <text:list-item>
          <text:p text:style-name="P10"><text:span text:style-name="T7">Countermeasures </text:span><text:span text:style-name="T6">Arm</text:span><text:span text:style-name="T9"> switch </text:span><text:span text:style-name="T10">... </text:span><text:span text:style-name="T6">ARM</text:span></text:p>
        </text:list-item>
        <text:list-item>
          <text:p text:style-name="P11"><text:span text:style-name="T8">Lights</text:span><text:span text:style-name="T12"> ... As desired</text:span></text:p>
        </text:list-item>
      </text:list>
      <text:p text:style-name="P4"/>
      <text:p text:style-name="P3">Performance limits</text:p>
      <text:list text:style-name="L2">
        <text:list-item>
          <text:p text:style-name="P12"><text:span text:style-name="T13">Max </text:span><text:span text:style-name="T11">achievable </text:span><text:span text:style-name="T14">level </text:span><text:span text:style-name="T13">speed</text:span><text:span text:style-name="T15"> with 100% torque</text:span><text:span text:style-name="T13">: ~</text:span><text:span text:style-name="T11">1</text:span><text:span text:style-name="T15">3</text:span><text:span text:style-name="T11">0 kts (~2</text:span><text:span text:style-name="T15">4</text:span><text:span text:style-name="T11">0 kph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4M19S</meta:editing-duration>
    <meta:editing-cycles>67</meta:editing-cycles>
    <meta:generator>LibreOffice/7.4.5.1$Windows_X86_64 LibreOffice_project/9c0871452b3918c1019dde9bfac75448afc4b57f</meta:generator>
    <dc:date>2023-04-22T19:31:32.939000000</dc:date>
    <meta:document-statistic meta:table-count="0" meta:image-count="0" meta:object-count="0" meta:page-count="1" meta:paragraph-count="9" meta:word-count="78" meta:character-count="458" meta:non-whitespace-character-count="393"/>
  </office:meta>
</office:document-meta>
</file>